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move lösning</text:h>
      <text:p text:style-name="Standard"/>
      <text:p text:style-name="Standard">Alt 1: Resursen dyker upp i en sökning.</text:p>
      <text:p text:style-name="Standard">Alt 2: Resursen dyker upp i en folder.</text:p>
      <text:p text:style-name="Standard">Remove =&gt; "Bekräftelse ruta (om bekräftelse så tas resursen bort helt från hela portföljen)."</text:p>
      <text:p text:style-name="Standard"/>
      <text:p text:style-name="Standard">Alt 3: Resursen finns i tre foldrar.</text:p>
      <text:p text:style-name="Standard">Remove =&gt; "Resursen finns i tre foldrar. Hur vill du ta bort den?</text:p>
      <text:p text:style-name="Standard"><text:s text:c="2"/>Knapp1: Ta bort endast från denna folder</text:p>
      <text:p text:style-name="Standard"><text:s text:c="2"/>Knapp2: Tag bort från alla foldrar (innebär att den tas bort helt från portföljen)."</text:p>
      <text:p text:style-name="Standard"/>
      <text:h text:style-name="Heading_20_1" text:outline-level="1">Copy lösning</text:h>
      <text:p text:style-name="Text_20_body">Alt 1: Man gör copy paste mellan foldrar i samma portfölj.</text:p>
      <text:p text:style-name="Text_20_body">I paste steget får man upp en dialog med följande alternativ:</text:p>
      <text:list text:style-name="L1">
        <text:list-item>
          <text:p text:style-name="P1">Resource and metadata copy (både resursen och metadatan kopieras faktiskt till en local resurs)</text:p>
        </text:list-item>
        <text:list-item>
          <text:p text:style-name="P1">Metadata copy (met) (resultatet är en Link)</text:p>
        </text:list-item>
        <text:list-item>
          <text:p text:style-name="P1">Refer <text:s/>(resultatet är en Reference)</text:p>
        </text:list-item>
      </text:list>
      <text:p text:style-name="Text_20_body"/>
      <text:p text:style-name="Text_20_body">Sista alternativet (fas 2):</text:p>
      <text:p text:style-name="Text_20_body">Refer and extend (resultatet är en LinkReference)</text:p>
      <text:p text:style-name="Text_20_body">Löses genom att man gör en refer och sen väljer "complement metadata" på resulterande entry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thias Palmér</meta:initial-creator>
    <meta:creation-date>2009-01-20T15:32:09</meta:creation-date>
    <dc:creator>Matthias Palmér</dc:creator>
    <dc:date>2009-01-20T16:05:57</dc:date>
    <meta:editing-cycles>1</meta:editing-cycles>
    <meta:editing-duration>PT33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47" meta:character-count="886"/>
  </office:meta>
</office:document-meta>
</file>